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11.49mm" svg:height="128.82mm" svg:x="76.45mm" svg:y="4.78mm">
            <draw:object draw:notify-on-update-of-ranges="Feuille1.A3:Feuille1.A31 Feuille1.B3:Feuille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aleur capteur</text:p>
          </table:table-cell>
          <table:table-cell office:value-type="string" calcext:value-type="string">
            <text:p>Température sonde JK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.394769865*[.A33]-209.9322514775" office:value-type="float" office:value="-209.9322514775" calcext:value-type="float">
            <text:p>-209,9322514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.394769865*[.A34]-209.9322514775" office:value-type="float" office:value="-208.5374816125" calcext:value-type="float">
            <text:p>-208,53748161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s (°C) pour 1/1024</text:p>
          </table:table-cell>
          <table:table-cell table:formula="of:=ABS([.B33]-[.B34])" office:value-type="float" office:value="1.394769865" calcext:value-type="float">
            <text:p>1,394769865</text:p>
          </table:table-cell>
        </table:table-row>
      </table:table>
      <table:named-expressions/>
      <table:database-ranges>
        <table:database-range table:name="__Anonymous_Sheet_DB__0" table:target-range-address="Feuille1.A3:Feuille1.B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Luxi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Luxi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8:45:56.862379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23:43:42.467897806</meta:creation-date>
    <dc:date>2015-06-25T01:44:09.583044152</dc:date>
    <meta:editing-duration>PT2H17M10S</meta:editing-duration>
    <meta:editing-cycles>5</meta:editing-cycles>
    <meta:generator>LibreOffice/4.4.3.2$Linux_X86_64 LibreOffice_project/40m0$Build-2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5cm" svg:height="12.883cm" xlink:href=".." xlink:type="simple" chart:class="chart:scatter" chart:style-name="ch1">
        <chart:legend chart:legend-position="end" svg:x="16.71cm" svg:y="5.893cm" style:legend-expansion="high" chart:style-name="ch2"/>
        <chart:plot-area chart:style-name="ch3" table:cell-range-address="Feuille1.A3:Feuille1.B31" svg:x="0.423cm" svg:y="0.257cm" svg:width="15.864cm" svg:height="12.369cm">
          <chartooo:coordinate-region svg:x="1.044cm" svg:y="0.457cm" svg:width="14.777cm" svg:height="11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31" chart:class="chart:scatter">
            <chart:domain table:cell-range-address="Feuille1.A3:Feuille1.A31"/>
            <chart:regression-curve chart:style-name="ch7">
              <chart:equation chart:display-equation="true" chart:display-r-square="true"/>
            </chart:regression-curve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1">
                <text:p>171</text:p>
                <draw:g>
                  <svg:desc>Feuille1.A3:Feuille1.A31</svg:desc>
                </draw:g>
              </table:table-cell>
              <table:table-cell office:value-type="float" office:value="22">
                <text:p>22</text:p>
                <draw:g>
                  <svg:desc>Feuille1.B3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">
                <text:p>1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">
                <text:p>1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">
                <text:p>1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">
                <text:p>1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">
                <text:p>2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5">
                <text:p>2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">
                <text:p>23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4">
                <text:p>2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5">
                <text:p>2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">
                <text:p>2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5">
                <text:p>24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5">
                <text:p>24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">
                <text:p>2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">
                <text:p>2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">
                <text:p>2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">
                <text:p>26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8">
                <text:p>26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